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1331" officeooo:paragraph-rsid="00171331"/>
    </style:style>
    <style:style style:name="P2" style:family="paragraph" style:parent-style-name="Standard">
      <style:text-properties fo:font-weight="bold" officeooo:rsid="001b2f47" officeooo:paragraph-rsid="001b2f47" style:font-weight-asian="bold" style:font-weight-complex="bold"/>
    </style:style>
    <style:style style:name="P3" style:family="paragraph" style:parent-style-name="Standard">
      <style:text-properties fo:font-weight="bold" officeooo:rsid="001c3c7a" officeooo:paragraph-rsid="001c3c7a" style:font-weight-asian="bold" style:font-weight-complex="bold"/>
    </style:style>
    <style:style style:name="P4" style:family="paragraph" style:parent-style-name="Standard">
      <style:text-properties fo:font-weight="bold" officeooo:rsid="001d2ba0" officeooo:paragraph-rsid="001d2ba0" style:font-weight-asian="bold" style:font-weight-complex="bold"/>
    </style:style>
    <style:style style:name="P5" style:family="paragraph" style:parent-style-name="Standard">
      <style:text-properties fo:font-weight="bold" officeooo:rsid="002490ef" officeooo:paragraph-rsid="002490ef" style:font-weight-asian="bold" style:font-weight-complex="bold"/>
    </style:style>
    <style:style style:name="P6" style:family="paragraph" style:parent-style-name="Standard">
      <style:text-properties fo:font-weight="bold" officeooo:rsid="0024bb15" officeooo:paragraph-rsid="0024bb15" style:font-weight-asian="bold" style:font-weight-complex="bold"/>
    </style:style>
    <style:style style:name="P7" style:family="paragraph" style:parent-style-name="Standard">
      <style:text-properties fo:font-weight="bold" officeooo:rsid="0025ab2c" officeooo:paragraph-rsid="0025ab2c" style:font-weight-asian="bold" style:font-weight-complex="bold"/>
    </style:style>
    <style:style style:name="P8" style:family="paragraph" style:parent-style-name="Standard">
      <style:text-properties fo:font-weight="bold" officeooo:rsid="00283b69" officeooo:paragraph-rsid="00283b69" style:font-weight-asian="bold" style:font-weight-complex="bold"/>
    </style:style>
    <style:style style:name="P9" style:family="paragraph" style:parent-style-name="Standard">
      <style:text-properties fo:font-weight="bold" officeooo:rsid="0028b087" officeooo:paragraph-rsid="0028b087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171331" officeooo:paragraph-rsid="00171331" style:font-weight-asian="bold" style:font-weight-complex="bold"/>
    </style:style>
    <style:style style:name="P11" style:family="paragraph" style:parent-style-name="Standard">
      <style:text-properties officeooo:rsid="00186db6" officeooo:paragraph-rsid="00186db6"/>
    </style:style>
    <style:style style:name="P12" style:family="paragraph" style:parent-style-name="Standard">
      <style:text-properties officeooo:rsid="001930a1" officeooo:paragraph-rsid="001930a1"/>
    </style:style>
    <style:style style:name="P13" style:family="paragraph" style:parent-style-name="Standard">
      <style:text-properties officeooo:rsid="001930a1" officeooo:paragraph-rsid="00283b69"/>
    </style:style>
    <style:style style:name="P14" style:family="paragraph" style:parent-style-name="Standard">
      <style:text-properties officeooo:rsid="001b2f47" officeooo:paragraph-rsid="001b2f47"/>
    </style:style>
    <style:style style:name="P15" style:family="paragraph" style:parent-style-name="Standard">
      <style:text-properties officeooo:rsid="001c3c7a" officeooo:paragraph-rsid="001c3c7a"/>
    </style:style>
    <style:style style:name="P16" style:family="paragraph" style:parent-style-name="Standard">
      <style:text-properties officeooo:rsid="001d2ba0" officeooo:paragraph-rsid="001d2ba0"/>
    </style:style>
    <style:style style:name="P17" style:family="paragraph" style:parent-style-name="Standard">
      <style:text-properties officeooo:rsid="001e7064" officeooo:paragraph-rsid="001e7064"/>
    </style:style>
    <style:style style:name="P18" style:family="paragraph" style:parent-style-name="Standard">
      <style:text-properties officeooo:rsid="002009c1" officeooo:paragraph-rsid="002009c1"/>
    </style:style>
    <style:style style:name="P19" style:family="paragraph" style:parent-style-name="Standard">
      <style:text-properties officeooo:rsid="002490ef" officeooo:paragraph-rsid="002490ef"/>
    </style:style>
    <style:style style:name="P20" style:family="paragraph" style:parent-style-name="Standard">
      <style:text-properties officeooo:rsid="0024bb15" officeooo:paragraph-rsid="0024bb15"/>
    </style:style>
    <style:style style:name="P21" style:family="paragraph" style:parent-style-name="Standard">
      <style:text-properties officeooo:rsid="0025ab2c" officeooo:paragraph-rsid="0025ab2c"/>
    </style:style>
    <style:style style:name="P22" style:family="paragraph" style:parent-style-name="Standard">
      <style:text-properties fo:font-style="italic" fo:font-weight="bold" officeooo:rsid="0025ab2c" officeooo:paragraph-rsid="0025ab2c" style:font-style-asian="italic" style:font-weight-asian="bold" style:font-style-complex="italic" style:font-weight-complex="bold"/>
    </style:style>
    <style:style style:name="P23" style:family="paragraph" style:parent-style-name="Standard">
      <style:text-properties officeooo:rsid="00283b69" officeooo:paragraph-rsid="00283b69"/>
    </style:style>
    <style:style style:name="P24" style:family="paragraph" style:parent-style-name="Standard">
      <style:text-properties officeooo:rsid="0028b087" officeooo:paragraph-rsid="0028b087"/>
    </style:style>
    <style:style style:name="P25" style:family="paragraph" style:parent-style-name="Preformatted_20_Text">
      <style:text-properties officeooo:rsid="001c3c7a" officeooo:paragraph-rsid="001c3c7a"/>
    </style:style>
    <style:style style:name="P26" style:family="paragraph" style:parent-style-name="Preformatted_20_Text">
      <style:text-properties officeooo:rsid="001e7064" officeooo:paragraph-rsid="001e7064"/>
    </style:style>
    <style:style style:name="P27" style:family="paragraph" style:parent-style-name="Preformatted_20_Text">
      <style:text-properties officeooo:rsid="002490ef" officeooo:paragraph-rsid="002490ef"/>
    </style:style>
    <style:style style:name="P28" style:family="paragraph" style:parent-style-name="Preformatted_20_Text">
      <style:text-properties officeooo:rsid="0024bb15" officeooo:paragraph-rsid="0024bb15"/>
    </style:style>
    <style:style style:name="P29" style:family="paragraph" style:parent-style-name="Preformatted_20_Text">
      <style:text-properties officeooo:rsid="0025ab2c" officeooo:paragraph-rsid="0025ab2c"/>
    </style:style>
    <style:style style:name="P30" style:family="paragraph" style:parent-style-name="Preformatted_20_Text">
      <style:paragraph-properties fo:margin-top="0cm" fo:margin-bottom="0.499cm" loext:contextual-spacing="false"/>
    </style:style>
    <style:style style:name="P31" style:family="paragraph" style:parent-style-name="Heading_20_2">
      <style:text-properties officeooo:rsid="0025ab2c" officeooo:paragraph-rsid="0025ab2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b2f47" style:font-style-asian="normal" style:font-style-complex="normal"/>
    </style:style>
    <style:style style:name="T4" style:family="text">
      <style:text-properties fo:font-style="normal" officeooo:rsid="0025ab2c" style:font-style-asian="normal" style:font-style-complex="normal"/>
    </style:style>
    <style:style style:name="T5" style:family="text">
      <style:text-properties officeooo:rsid="00235ed0"/>
    </style:style>
    <style:style style:name="T6" style:family="text">
      <style:text-properties officeooo:rsid="002490ef"/>
    </style:style>
    <style:style style:name="T7" style:family="text">
      <style:text-properties officeooo:rsid="00296fc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riando um CRUD da forma mais prática com o CakePHP 3</text:p>
      <text:p text:style-name="P1"/>
      <text:p text:style-name="P12">Este CRUD usará o plugin admin-br, que traz o BootStrap 3, controle de acesso com login e multi usuário <text:span text:style-name="T5">e suporte ao MySQL e PostgreSQL</text:span>.</text:p>
      <text:p text:style-name="P12"/>
      <text:p text:style-name="P12"><text:a xlink:type="simple" xlink:href="https://github.com/ribafs/admin-br" text:style-name="Internet_20_link" text:visited-style-name="Visited_20_Internet_20_Link">https://github.com/ribafs/admin-br</text:a> </text:p>
      <text:p text:style-name="P1"/>
      <text:p text:style-name="P2">Instalar o CakePHP 3</text:p>
      <text:p text:style-name="P11"/>
      <text:p text:style-name="P11">Acessar o terminal/prompt e executar</text:p>
      <text:p text:style-name="P11"/>
      <text:p text:style-name="P11">cd /<text:span text:style-name="T1">var/</text:span><text:span text:style-name="T2">www/html ou c:\xampp\htdocs</text:span></text:p>
      <text:p text:style-name="P11"><text:span text:style-name="T2"/></text:p>
      <text:p text:style-name="P11"><text:span text:style-name="T2">composer create-project --prefer-dist cakephp/app:3.* crud3</text:span><text:span text:style-name="T3">admin</text:span></text:p>
      <text:p text:style-name="P11"><text:span text:style-name="T2"/></text:p>
      <text:p text:style-name="P2"><text:span text:style-name="T2">Instalar o admin-br</text:span></text:p>
      <text:p text:style-name="P14"><text:span text:style-name="T2"/></text:p>
      <text:p text:style-name="P14"><text:span text:style-name="T2">cd /var/www/html/crud3admin</text:span></text:p>
      <text:p text:style-name="P14"><text:span text:style-name="T2"/></text:p>
      <text:p text:style-name="P14"><text:span text:style-name="T2">composer require ribafs/admin-br</text:span></text:p>
      <text:p text:style-name="P14"><text:span text:style-name="T2"/></text:p>
      <text:p text:style-name="P3"><text:span text:style-name="T2">Carregar o admin-br</text:span></text:p>
      <text:p text:style-name="P15"><text:span text:style-name="T2"/></text:p>
      <text:p text:style-name="P25"><text:span text:style-name="T2">bin/cake plugin load AdminBr --bootstrap</text:span></text:p>
      <text:p text:style-name="P15"><text:span text:style-name="T2"/></text:p>
      <text:p text:style-name="P4"><text:span text:style-name="T2">Criando o banco de dados ‘</text:span><text:span text:style-name="T4">crud’</text:span><text:span text:style-name="T2"> e configurando</text:span></text:p>
      <text:p text:style-name="P16"><text:span text:style-name="T2"/></text:p>
      <text:p text:style-name="P16"><text:span text:style-name="T2">Após você criar o banco configure em config/app.php</text:span></text:p>
      <text:p text:style-name="P16"><text:span text:style-name="T2"/></text:p>
      <text:p text:style-name="P18"><text:span text:style-name="T2">Para o MySQL apenas ajuste as 3 linhas:</text:span></text:p>
      <text:p text:style-name="P18"><text:span text:style-name="T2"><text:s text:c="12"/>'username' =&gt; 'root',</text:span></text:p>
      <text:p text:style-name="P18"><text:span text:style-name="T2"><text:s text:c="12"/>'password' =&gt; '',</text:span></text:p>
      <text:p text:style-name="P18"><text:span text:style-name="T2"><text:s text:c="12"/>'database' =&gt; 'crud',</text:span></text:p>
      <text:p text:style-name="P16"><text:span text:style-name="T2"/></text:p>
      <text:p text:style-name="P22">Nesta fase iremos usar os dados de amostra que acompanham o admin-br e serão importados pelo c<text:span text:style-name="T7">o</text:span>mando migration.</text:p>
      <text:p text:style-name="P16"><text:span text:style-name="T2"/></text:p>
      <text:p text:style-name="P17"><text:span text:style-name="T2">Também ainda no mesmo arquivo (config/app.php), configure a exibição de erros:</text:span></text:p>
      <text:p text:style-name="P17"><text:span text:style-name="T2"/></text:p>
      <text:p text:style-name="P26"><text:span text:style-name="T2">Troque - 'errorLevel' =&gt; E_ALL,</text:span></text:p>
      <text:p text:style-name="Preformatted_20_Text">por</text:p>
      <text:p text:style-name="P30">'errorLevel' =&gt; E_ALL &amp; ~E_USER_DEPRECATED &amp; E_USER_NOTICE,</text:p>
      <text:p text:style-name="P5"><text:span text:style-name="T2">Configurando as Rotas</text:span></text:p>
      <text:p text:style-name="P19"><text:span text:style-name="T2"/></text:p>
      <text:p text:style-name="P19"><text:span text:style-name="T2">Acesse config/routes.php e comente a linha abaixo:</text:span></text:p>
      <text:p text:style-name="P19"><text:span text:style-name="T2"/></text:p>
      <text:p text:style-name="P27"><text:span text:style-name="T2">//$routes-&gt;connect('/pages/*', ['controller' =&gt; 'Pages', 'action' =&gt; 'display']);</text:span></text:p>
      <text:p text:style-name="P27"><text:span text:style-name="T2"/></text:p>
      <text:p text:style-name="Preformatted_20_Text">E <text:span text:style-name="T6">logo abaixo </text:span>adicione esta:</text:p>
      <text:p text:style-name="Preformatted_20_Text"/>
      <text:p text:style-name="P30">$routes-&gt;connect('/', ['controller' =&gt; 'Users', 'action' =&gt; 'login']);</text:p>
      <text:p text:style-name="P6"><text:soft-page-break/><text:span text:style-name="T2">Atualize o composer.json</text:span></text:p>
      <text:p text:style-name="P20"><text:span text:style-name="T2"/></text:p>
      <text:p text:style-name="P28"><text:span text:style-name="T2">composer dump-autoload -d vendor/ribafs/admin-br </text:span></text:p>
      <text:p text:style-name="P7"><text:span text:style-name="T2">Execute as migrations</text:span></text:p>
      <text:p text:style-name="P21"><text:span text:style-name="T2"/></text:p>
      <text:p text:style-name="P29"><text:span text:style-name="T2">bin/cake migrations migrate -p AdminBr</text:span></text:p>
      <text:p text:style-name="P30">bin/cake migrations seed -p AdminBr</text:p>
      <text:h text:style-name="P31" text:outline-level="2"><text:span text:style-name="T2">Geração do Código com o bake</text:span></text:h>
      <text:p text:style-name="Preformatted_20_Text"/>
      <text:p text:style-name="Preformatted_20_Text">bin/cake bake all groups -t AdminBr</text:p>
      <text:p text:style-name="Preformatted_20_Text">bin/cake bake all users -t AdminBr</text:p>
      <text:p text:style-name="Preformatted_20_Text">bin/cake bake all permissions -t AdminBr</text:p>
      <text:p text:style-name="P30">bin/cake bake all customers -t AdminBr</text:p>
      <text:p text:style-name="P8"><text:span text:style-name="T2">Testando</text:span></text:p>
      <text:p text:style-name="P23"><text:a xlink:type="simple" xlink:href="http://localhost/crud3admin" text:style-name="Internet_20_link" text:visited-style-name="Visited_20_Internet_20_Link"><text:span text:style-name="T2">http://localhost/crud3admin</text:span></text:a></text:p>
      <text:p text:style-name="P23"><text:span text:style-name="T2"/></text:p>
      <text:p text:style-name="P23"><text:span text:style-name="T2">Mais detalhes em:</text:span></text:p>
      <text:p text:style-name="P13"><text:a xlink:type="simple" xlink:href="https://github.com/ribafs/admin-br" text:style-name="Internet_20_link" text:visited-style-name="Visited_20_Internet_20_Link"><text:span text:style-name="T2">https://github.com/ribafs/admin-br</text:span></text:a><text:span text:style-name="T2"> </text:span></text:p>
      <text:p text:style-name="P13"><text:span text:style-name="T2"/></text:p>
      <text:p text:style-name="P9"><text:span text:style-name="T2">Detalhes</text:span></text:p>
      <text:p text:style-name="P24"><text:span text:style-name="T2"/></text:p>
      <text:p text:style-name="P24"><text:span text:style-name="T2">Como no exemplo as 4 tabelas estão relacionadas, podemos ver em users uma combo já populada com groups.</text:span></text:p>
      <text:p text:style-name="P24"><text:span text:style-name="T2">Podemos ver os campos tipo data que já vem com uma combo.</text:span></text:p>
      <text:p text:style-name="P24"><text:span text:style-name="T2">E assim por diante.</text:span></text:p>
      <text:p text:style-name="P24"><text:span text:style-name="T2"/></text:p>
      <text:p text:style-name="P24"><text:span text:style-name="T2">Obs.: não basta que as tabelas sejam relacionadas no SGBD para que o Cake proceda dessa forma, precisamos seguir suas convenções para relacionamento. Veja o script sql do banco e notará que para relacionar groups com users adicionamos um campo em users chamado user_id.</text:span></text:p>
      <text:p text:style-name="P24"><text:span text:style-name="T2"/></text:p>
      <text:p text:style-name="P9"><text:span text:style-name="T2">Mais detalhes sobre as convenções do CakePHP veja:</text:span></text:p>
      <text:p text:style-name="P24"><text:span text:style-name="T2"/></text:p>
      <text:p text:style-name="P24"><text:a xlink:type="simple" xlink:href="https://ribafs.github.io/curriculo/livros/cakephp/3-convencoes-sobre-configuracoes.html" text:style-name="Internet_20_link" text:visited-style-name="Visited_20_Internet_20_Link"><text:span text:style-name="T2">https://ribafs.github.io/curriculo/livros/cakephp/3-convencoes-sobre-configuracoes.html</text:span></text:a></text:p>
      <text:p text:style-name="P2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07:25:25.026906382</meta:creation-date>
    <dc:date>2020-02-19T08:25:25.501992388</dc:date>
    <meta:editing-duration>PT37M4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2" meta:paragraph-count="49" meta:word-count="321" meta:character-count="2301" meta:non-whitespace-character-count="1992"/>
  </office:meta>
</office:document-meta>
</file>